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1pt" style:text-underline-style="none" fo:font-weight="normal" style:font-name-asian="Times New Roman" style:font-size-asian="11pt" style:font-weight-asian="normal" style:font-size-complex="11pt" style:font-weight-complex="normal"/>
    </style:style>
    <style:style style:name="P2" style:family="paragraph" style:parent-style-name="Standard">
      <style:paragraph-properties fo:text-align="center" style:justify-single-word="false"/>
      <style:text-properties style:font-name="Times New Roman" fo:font-size="11pt" style:text-underline-style="none" fo:font-weight="bold" style:font-name-asian="Times New Roman" style:font-size-asian="11pt" style:font-weight-asian="bold" style:font-size-complex="11pt" style:font-weight-complex="bold"/>
    </style:style>
    <style:style style:name="P3" style:family="paragraph" style:parent-style-name="Standard">
      <style:paragraph-properties fo:text-align="justify" style:justify-single-word="false"/>
      <style:text-properties style:font-name="Times New Roman" fo:font-size="11pt" fo:font-weight="bold" style:font-name-asian="Times New Roman" style:font-size-asian="11pt" style:font-weight-asian="bold" style:font-size-complex="11pt" style:font-weight-complex="bold"/>
    </style:style>
    <style:style style:name="P4" style:family="paragraph" style:parent-style-name="Standard">
      <style:paragraph-properties fo:text-align="justify" style:justify-single-word="false"/>
      <style:text-properties style:font-name="Times New Roman" fo:font-size="11pt" style:font-name-asian="Times New Roman" style:font-size-asian="11pt" style:font-size-complex="11pt"/>
    </style:style>
    <style:style style:name="P5" style:family="paragraph" style:parent-style-name="Standard" style:master-page-name="Standard">
      <style:paragraph-properties fo:text-align="center" style:justify-single-word="false" style:page-number="auto"/>
      <style:text-properties style:font-name="Times New Roman" fo:font-size="20pt" style:text-underline-style="none" fo:font-weight="bold" style:font-name-asian="Times New Roman" style:font-size-asian="20pt" style:font-weight-asian="bold" style:font-size-complex="20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position="0% 100%"/>
    </style:style>
    <style:style style:name="T4" style:family="text">
      <style:text-properties officeooo:rsid="001a7a40"/>
    </style:style>
    <style:style style:name="T5" style:family="text">
      <style:text-properties officeooo:rsid="001b4da7"/>
    </style:style>
    <style:style style:name="T6" style:family="text">
      <style:text-properties officeooo:rsid="001cd822"/>
    </style:style>
    <style:style style:name="T7" style:family="text">
      <style:text-properties officeooo:rsid="001d7210"/>
    </style:style>
    <style:style style:name="T8" style:family="text">
      <style:text-properties officeooo:rsid="001f0b90"/>
    </style:style>
    <style:style style:name="T9" style:family="text">
      <style:text-properties officeooo:rsid="00202b33"/>
    </style:style>
    <style:style style:name="T10" style:family="text">
      <style:text-properties officeooo:rsid="00218c13"/>
    </style:style>
    <style:style style:name="T11" style:family="text">
      <style:text-properties officeooo:rsid="002204bc"/>
    </style:style>
    <style:style style:name="T12" style:family="text">
      <style:text-properties officeooo:rsid="0022192c"/>
    </style:style>
    <style:style style:name="T13" style:family="text">
      <style:text-properties officeooo:rsid="0022ef6b"/>
    </style:style>
    <style:style style:name="T14" style:family="text">
      <style:text-properties officeooo:rsid="0023343a"/>
    </style:style>
    <style:style style:name="T15" style:family="text">
      <style:text-properties officeooo:rsid="0023f98d"/>
    </style:style>
    <style:style style:name="T16" style:family="text">
      <style:text-properties officeooo:rsid="00254670"/>
    </style:style>
    <style:style style:name="T17" style:family="text">
      <style:text-properties officeooo:rsid="0026c5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a Boîte de Pandore</text:p>
      <text:p text:style-name="P1">Bêta-test v2</text:p>
      <text:p text:style-name="P2">Règles</text:p>
      <text:p text:style-name="P3"/>
      <text:p text:style-name="P3"/>
      <text:p text:style-name="P3">Introduction :</text:p>
      <text:p text:style-name="P4"/>
      <text:p text:style-name="P4"><text:tab/>La Boîte de Pandore est un jeu de société dans lequel la réflexion, la psychologie, la manipulation, le mensonge, et les facultés de résolution d'énigmes sont les clefs de la victoire. Conçu pour 6 à 17 joueurs, il compte de plus un Maître du Jeu, lequel tient le rôle d'arbitre impartial et de garant des règles du jeu, gérant les actions secrètes des joueurs et les parties du jeu auxquelles ils n'ont pas accès, telles que la fameuse Boîte de Pandore. Quant aux joueurs eux-mêmes, ils se distinguent à chaque instant par un Objectif (appelé Désir et représenté par une couleur), qui est un ensemble de conditions de victoire, et un Pouvoir (appelé Vertu et représenté par un trait de caractère), qui est un effet activé parfois en permanence (il est alors dit passif) ou sous certaines conditions selon la volonté du joueur (il est alors dit actif), cet Objectif et ce Pouvoir étant gardés secrets et absolument propres au joueur qui les possède mais pouvant changer au cours de la partie.</text:p>
      <text:p text:style-name="P4"><text:tab/>Le but du jeu est pour chaque joueur de s'assurer qu'il remplira ses conditions de victoire personnelles au moment où s'achèvera la partie, ce qui nécessite non-seulement d'obtenir et conserver l'Objectif voulu mais aussi d'avoir ses exigences remplies au moment de l'achèvement de la partie, moment dont l'avènement peut être contrôlé suivant certaines limites par les joueurs. Selon l'avancement de son Objectif personnel, chaque joueur aura intérêt ou non à ce que la partie s'achève vite et se servira de son Pouvoir en conséquence. De tout cela résulte une Com<text:span text:style-name="T4">m</text:span>edia dell'<text:span text:style-name="T5">a</text:span>rte dionysiaque dans laquelle chacun avance masqué selon le rôle qui lui a été donné, une intrigue subtile et unique à chaque partie car façonnée par les joueurs eux-mêmes et les résultats de leurs interactions machiavéliques. Dans ce jeu, ni le hasard ni la morale n'ont une influence décisive ; et il est impossible de s'ennuyer, car tous les joueurs conservent une chance de victoire jusqu'à ce que la partie s'achève effectivement pour tous à un instant donné.</text:p>
      <text:p text:style-name="P4"/>
      <text:p text:style-name="P4"/>
      <text:p text:style-name="P3">Déroulement :</text:p>
      <text:p text:style-name="P4"/>
      <text:p text:style-name="P4"><text:tab/>Note : après un calcul, tous les nombres non-entiers sont arrondis à la supérieure.</text:p>
      <text:p text:style-name="P4"><text:tab/>Au début de la partie, le Maître du Jeu décide d'une Liste de Désirs et de Vertus, avec trois Désirs et Vertus de plus que de joueurs. Puis il distribue secrètement un Désir et une Vertu secrets à chaque joueur, chaque Désir et chaque Vertu ne pouvant être attribué qu'une fois. Les Désirs et Vertus restants constituent la Boîte de Pandore, dont le contenu devient momentanément entièrement visible à tout joueur saisissant une occasion de l'ouvrir. Chaque joueur a toujours accès à cette Liste dans sa totalité mais ignore quels Désirs et Vertus ont été attribués et à qui.</text:p>
      <text:p text:style-name="P4"><text:tab/>Chaque tour commence par une sorte de sondage, appelé la Phase de Signes, durant laquelle chaque joueur, libre d'aller et venir et de s'entretenir en privé avec ses pairs sans toutefois être protégé des regards indiscrets, donne ou non sa bénédiction et sa malédiction à chaque autre à l'aide de Signes positifs (+) ou négatifs (–), dans le plus grand secret, seul le Maître du Jeu connaissant à ce stade les choix de chacun. Les Signes sont de simples points, ajoutés à la réserve du joueur ciblé qu'ils soient positifs ou négatifs, et modifiant son score en conséquence ; le joueur qui les reçoit, en fonction de son Désir, peut considérer ces effets comme bons ou mauvais. Chaque joueur peut et doit donner chaque tour un nombre total de Signes égal au quart du nombre de joueurs, leur sens étant sans importance. Il est possible de se donner un Signe à soi-même mais pas de donner plusieurs Signes au même joueur dans un seul tour. Les Signes persistent et s'accumulent d'un tour sur l'autre. Une fois l'attribution des Signes donnée au MJ par un joueur, il ne lui est plus possible de revenir sur son choix. À l'issue de cette phase, un compte des Signes du tour et de la partie est publiquement donné par le Maître du Jeu pour tous les joueurs. Si à ce moment précis le total des Signes donnés ce tour-ci au joueur Incolore est strictement négatif, la partie se termine pour tous les joueurs ; sinon, elle continue.</text:p>
      <text:p text:style-name="P4"><text:tab/>Cette première phase est suivie d'une seconde, la Phase de Votes, constituée d'une délibération publique et d'un vote secret de tous les joueurs pour choisir qui devra ouvrir la Boîte de Pandore ce tour-ci. Même le premier tour, cette phase est très importante malgré le hasard créé par l'ignorance des joueurs, car la délibération crée des interactions sociales qui constituent le cœur de ce jeu et permettent à des suspicions de naître, à des informations de se créer. Au cours de cette délibération, tous les joueurs sont tenus de déclarer haut et fort au moins une intention de vote, sans nécessairement dire la vérité, et ne peuvent préparer leur vote final qu'une fois que chacun a parlé. Les résultats sont en suite donnés par le MJ pour tous les joueurs ayant reçu un ou plusieurs votes. En cas d'égalité, un second tour est organisé entre les deux ex æquo et ce n'est pas <text:soft-page-break/>le plus haut résultat mais le vote du joueur Incolore qui l'emporte. Le joueur élu révèle alors son Désir à tous les autres, avant d'ouvrir la Boîte de Pandore – ce qui lui permet d'en voir tout le contenu –, d'y déposer ce Désir parmi les Désirs non-attribués et de le remplacer par l'un de ceux-ci, au choix, le contraignant à changer d'objectifs. Si il s'agit du dernier tour de jeu, c'est-à-dire celui équivalent au nombre de joueurs moins un, la partie se termine pour tous les joueurs.</text:p>
      <text:p text:style-name="P4"/>
      <text:p text:style-name="P4"/>
      <text:p text:style-name="P3">Désirs (Objectifs) (21) :</text:p>
      <text:p text:style-name="P4"/>
      <text:p text:style-name="P4">- <text:span text:style-name="T1">Incolore</text:span> : perd, cause la fin de la partie et inverse le sens des Signes de tous les joueurs en recevant un total de Signes négatif à un tour (les joueurs n'ayant jamais menti dans leur intention de vote peuvent se protéger de cet effet s'ils le souhaitent). Gagne si la partie dure jusqu'à la fin du dernier tour. Ce Désir ne peut entrer dans la Boîte de Pandore et est conservé en cas d'élection.</text:p>
      <text:p text:style-name="P4">- <text:span text:style-name="T1">Rouge</text:span> : gagne avec le plus grand total de Signes <text:span text:style-name="T6">(gagne si plus grand </text:span><text:span text:style-name="T7">TOTAL de signes</text:span><text:span text:style-name="T6">)</text:span>.</text:p>
      <text:p text:style-name="P4">- <text:span text:style-name="T1">Orange</text:span> : gagne avec la victoire du Rouge.</text:p>
      <text:p text:style-name="P4">- <text:span text:style-name="T1">Bleu</text:span> : gagne avec la défaite du Rouge.</text:p>
      <text:p text:style-name="P4">- <text:span text:style-name="T1">Jaune</text:span> : gagne avec le plus petit total de Signes. <text:span text:style-name="T7">(TOTAL)</text:span></text:p>
      <text:p text:style-name="P4">- <text:span text:style-name="T1">Vert</text:span> : gagne avec le total de Signes le plus proche de zéro. <text:span text:style-name="T7">(TOTAL les + et les – doivent s'équilibrer)</text:span></text:p>
      <text:p text:style-name="P4">- <text:span text:style-name="T1">Pourpre</text:span> : gagne avec le plus grand nombre de Signes, qu'ils soient positifs ou négatifs. <text:span text:style-name="T7">(plus grand NOMBRE de signes)</text:span></text:p>
      <text:p text:style-name="P4">- <text:span text:style-name="T1">Mauve</text:span> : gagne avec la victoire du Pourpre.</text:p>
      <text:p text:style-name="P4">- <text:span text:style-name="T1">Indigo</text:span> : gagne avec la défaite du Pourpre.</text:p>
      <text:p text:style-name="P4">- <text:span text:style-name="T1">Beige</text:span> : gagne avec le plus petit nombre de Signes, qu'ils soient positifs ou négatifs. <text:span text:style-name="T8">(NOMBRE)</text:span></text:p>
      <text:p text:style-name="P4">- <text:span text:style-name="T1">Émeraude</text:span> : gagne en ne remplissant les conditions de victoire ni du Rouge, ni du Jaune, ni du Vert, ni du Pourpre, ni du Beige. <text:span text:style-name="T9">(laisse tout le monde gagner)</text:span></text:p>
      <text:p text:style-name="P4">- <text:span text:style-name="T1">Blanc</text:span> : gagne avec la victoire d'au moins la moitié des joueurs, sans compter le Blanc ni le Noir.</text:p>
      <text:p text:style-name="P4">- <text:span text:style-name="T1">Noir</text:span> : gagne avec la défaite d'au moins la moitié des joueurs, sans compter le Blanc ni le Noir.</text:p>
      <text:p text:style-name="P4">- <text:span text:style-name="T1">Perle</text:span> : gagne si le total des Signes de la partie est positif ou nul.</text:p>
      <text:p text:style-name="P4">- <text:span text:style-name="T1">Anthracite</text:span> : gagne si le total de Signes de la partie est négatif ou nul.</text:p>
      <text:p text:style-name="P4">- <text:span text:style-name="T1">Rose</text:span> : gagne avec la victoire du joueur désigné par le Rose et indiqué au MJ à l'obtention de ce Désir, peu importe sa couleur. Si la victoire de ce joueur dépend de celle du Rose, perd.</text:p>
      <text:p text:style-name="P4">- <text:span text:style-name="T1">Azur</text:span> : gagne avec la défaite du joueur désigné par l'Azuré et indiqué au MJ à l'obtention de ce Désir, peu importe sa couleur. Si sa victoire dépend de celle de l'Azuré, perd.</text:p>
      <text:p text:style-name="P4">- <text:span text:style-name="T1">Violet</text:span> : gagne.</text:p>
      <text:p text:style-name="P4">- <text:span text:style-name="T1">Bistre</text:span> : perd. On est obligé de choisir ce Désir si on le peut lorsque l'on ouvre la Boîte de Pandore.</text:p>
      <text:p text:style-name="P4">- <text:span text:style-name="T1">Doré</text:span> : gagne avec la Vertu de Tranquillité.</text:p>
      <text:p text:style-name="P4">- <text:span text:style-name="T1">Argenté</text:span> : gagne si aucun joueur n'a à la fois le Désir Doré et la Vertu de Tranquillité.</text:p>
      <text:p text:style-name="P4"/>
      <text:p text:style-name="P4"/>
      <text:p text:style-name="P3">Vertus (Pouvoirs) (20) :</text:p>
      <text:p text:style-name="P3"/>
      <text:p text:style-name="P4"><text:tab/>Notes : Une Vertu Cardinale (*) est une Vertu qu'il est fortement conseillé au MJ de mettre en jeu ; certaines d'entre elles <text:span text:style-name="T3">(**</text:span>) ne peuvent en aucun cas entrer dans la Boîte de Pandore et sont immunisées à l'effet de la Vertu de Rectitude.</text:p>
      <text:p text:style-name="P4"/>
      <text:p text:style-name="P4">- <text:span text:style-name="T1">Charisme*</text:span> : en étant élu pour ouvrir la Boîte de Pandore à la fin du dernier tour de jeu, le détenteur de cette Vertu cause la défaite du joueur Incolore. Passif.</text:p>
      <text:p text:style-name="P4">- <text:span text:style-name="T1">Audace*</text:span> : inverse les conditions de victoire de son détenteur. S'il devait gagner, il perd ; s'il devait perdre, il gagne. Les joueurs dont la victoire dépend de celle du joueur détenant cette Vertu voient leurs conditions de victoire altérées en conséquence. Passif.</text:p>
      <text:p text:style-name="P4">- <text:span text:style-name="T1">Ambition*</text:span> : annule les conditions de victoire de son détenteur. Désormais, il gagne si son total de Signes est supérieur à celui du joueur Rouge ou inférieur à celui du joueur Jaune. Si le détenteur de cette Vertu possède le Désir Incolore, Bistre ou Doré, à la place de cet effet il a le droit de changer de Vertu la prochaine fois qu'il ouvrira la Boîte de Pandore. Passif.</text:p>
      <text:p text:style-name="P4">- <text:span text:style-name="T1">Enthousiasme*</text:span> : peut être utilisé pendant une Phase de Signes afin d'échanger son Désir avec le joueur ciblé. Ne peut en suite plus être utilisé pendant deux tours complets.</text:p>
      <text:p text:style-name="P4">- <text:span text:style-name="T1">Inspiration**</text:span> : à partir du tour suivant l'obtention de cette Vertu, pendant la Phase de Signes, cette Vertu peut être échangée avec celle d'un autre joueur au choix. La nouvelle Vertu obtenue ne peut être utilisée avant la Phase de Signes suivante. </text:p>
      <text:p text:style-name="P4"><text:soft-page-break/>- <text:span text:style-name="T1">Rectitude**</text:span> : <text:span text:style-name="T2">doit</text:span> être utilisé une fois par tour pendant la Phase de Signes afin de forcer le joueur ciblé à déposer sa Vertu dans la Boîte de Pandore et à y choisir une autre Vertu à la place. Ne peut être utilisé deux fois de suite sur le même joueur. Ne prend effet qu'après le résultat des votes. </text:p>
      <text:p text:style-name="P4">- <text:span text:style-name="T1">Innocence**</text:span> : <text:span text:style-name="T2">doit</text:span> être utilisé une fois par tour pendant la Phase de Signes pour révéler au joueur ciblé une information vraie au choix sur la partie : le Désir d'un autre joueur non élu le tour précédent, la Vertu d'un autre joueur, la situation d'un Désir non élu le tour précédent, la situation d'une Vertu, le Vote d'un autre joueur, ou les Signes donnés un tour par un autre joueur. Il n'est pas nécessaire de connaître cette information pour la révéler ainsi au joueur ciblé. Impossible de se cibler soi-même. </text:p>
      <text:p text:style-name="P4">- <text:span text:style-name="T1">Tranquillité</text:span> : cause la défaite du détenteur de cette Vertu, sauf s'il détient le Désir Doré. Passif.</text:p>
      <text:p text:style-name="P4">- <text:span text:style-name="T1">Puissance</text:span> : les Votes et Signes venant du détenteur de cette Vertu comptent double, triple s'il y a au moins douze joueurs. Passif.</text:p>
      <text:p text:style-name="P4">- <text:span text:style-name="T1">Prudence</text:span> : à chaque fois qu'il ouvre la Boîte de Pandore et quelle qu'en soit la cause, le détenteur de cette Vertu peut au choix conserver son Désir et sa Vertu, changer son Désir contre un autre, ou changer sa Vertu contre un autre. Autorise également à ne pas choisir le Désir Bistre lorsqu'il se présente. Passif.</text:p>
      <text:p text:style-name="P4">- <text:span text:style-name="T1">Promptitude</text:span> : lorsqu'une Vertu est utilisée contre le détenteur de celle-ci, l'y immunise et déclenche un effet identique sur son agresseur. Sans effet face à la Vertu d'Innocence. Passif.</text:p>
      <text:p text:style-name="P4">- <text:span text:style-name="T1">Modération</text:span> : immunise la réserve de Signes du détenteur de cette Vertu contre les effets de la défaite du joueur Incolore ainsi que des Vertus de Sollicitude et de Justice. De plus, le détenteur de cette Vertu retire des Signes au lieu d'en donner. Passif.</text:p>
      <text:p text:style-name="P4">- <text:span text:style-name="T1">Versatilité</text:span> : en choisissant cette Vertu dans la Liste de la partie, le Maître du Jeu doit également y ajouter un Désir supplémentaire (ce qui fait donc quatre Désirs de plus que de joueurs, au lieu de trois). Au moment de l'obtention de cette Vertu, le joueur choisit dans la Boîte de Pandore un second Désir qui s'ajoute au premier et ne peut être ni le Désir Violet ni le Désir Bistre. Ce second Désir ne peut pas être changé, même par élection. Remplir les conditions de victoire d'un seul des deux Désirs suffit à gagner la partie. Si l'un des deux Désirs est l'Incolore, la partie s'achève comme d'habitude lorsque ses conditions de défaite sont remplies, mais s'il remplit les conditions de victoire de son autre Désir il gagne la partie même si les conditions de défaite du Désir Incolore sont remplies. Les joueurs dont la victoire dépend de celle du joueur détenant cette Vertu gagnent ou perdent cependant comme s'il n'avait pas cette Vertu. Si cette Vertu est perdue, le second Désir du joueur est remis dans la Boîte de Pandore et le prochain détenteur de cette Vertu choisit son second Désir de la même façon.. <text:span text:style-name="T10">(différencier joueurs / désirs. Faux pour joueur Rose et joueur Azure, etc..)</text:span> Passif.</text:p>
      <text:p text:style-name="P4">- <text:span text:style-name="T1">Sollicitude</text:span> : peut être utilisé une seule fois <text:span text:style-name="T11">par joueur (sauf si on la RECUPERE)</text:span> pendant une Phase de Signes pour échanger sa réserve de Signes avec celle du joueur ciblé. Redevient utilisable en changeant de détenteur.</text:p>
      <text:p text:style-name="P4">- <text:span text:style-name="T1">Autorité</text:span> : peut être utilisé une fois par tour afin de supprimer la Vertu du joueur ciblé pendant un tour complet. N'affecte pas la Vertu de Rectitude <text:span text:style-name="T12">ni celle d'Innocence.</text:span></text:p>
      <text:p text:style-name="P4">- <text:span text:style-name="T1">Justice</text:span> : peut être utilisé une seule fois pendant une Phase de Signes pour effacer tous les couples de Signes positif-négatif du joueur ciblé. Redevient utilisable en changeant de détenteur. <text:span text:style-name="T13">(cf. : Sollicitude)</text:span></text:p>
      <text:p text:style-name="P4">- <text:span text:style-name="T1">Patience</text:span> : peut être utilisé une fois tous les deux tours pendant la Phase de Signes pour ouvrir la Boîte de Pandore et voir son contenu. <text:span text:style-name="T14">(Read-only)</text:span></text:p>
      <text:p text:style-name="P4">- <text:span text:style-name="T1">Curiosité</text:span> : peut être utilisé une fois tous les deux tours afin de voir les Désirs et la Vertu du joueur ciblé.</text:p>
      <text:p text:style-name="P4">- <text:span text:style-name="T1">Persévérance</text:span> : peut être utilisé une fois par tour pour voir qui détient le Désir ou la Vertu au choix.</text:p>
      <text:p text:style-name="P4">- <text:span text:style-name="T1">Espérance</text:span> : cette Vertu est au début de la partie déterminée par l<text:span text:style-name="T15">e MJ</text:span> comme identique à l'une de celles déjà présentes dans la Liste, qui se trouve donc seule en double. <text:span text:style-name="T16">(Option pour aléatoire ou manuel)</text:span><text:span text:style-name="T17"> – possibilité dans les options en début de partie d'ajouter (entre parenthèses) la Vertu dupliquée dans liste des Vertus en je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fr" fo:country="FR" style:letter-kerning="true" style:font-name-asian="Times New Roman" style:font-size-asian="12pt" style:font-name-complex="Times New Roman" style:font-size-complex="10pt"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size-asian="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style>
    <style:style style:name="Index" style:family="paragraph" style:parent-style-name="Standard" style:class="index">
      <style:paragraph-properties text:number-lines="false" text:line-number="0"/>
    </style:style>
    <style:style style:name="Absatz-Standardschriftart" style:family="text"/>
    <style:style style:name="WW-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hur Vasović</meta:initial-creator>
    <meta:creation-date>2012-11-08T05:00:40</meta:creation-date>
    <dc:date>2013-07-14T00:26:40</dc:date>
    <meta:editing-cycles>42</meta:editing-cycles>
    <meta:editing-duration>P6DT18H47M27S</meta:editing-duration>
    <meta:generator>LibreOffice/4.0.4.2$Linux_x86 LibreOffice_project/400m0$Build-2</meta:generator>
    <meta:document-statistic meta:table-count="0" meta:image-count="0" meta:object-count="0" meta:page-count="3" meta:paragraph-count="55" meta:word-count="2433" meta:character-count="13599" meta:non-whitespace-character-count="11209"/>
  </office:meta>
</office:document-meta>
</file>